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sentationTextObject.startPresentationTextDat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sentationTextObject.endControlSeque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sentationTextObject.createLineData( AFPLineDataInfo lineData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sentationTextObjec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sentationTextObject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sentationTextObject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sentationTextObject.createTextData( AFPTextDataInfo textData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esentationTextObject.PresentationTextObjec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ntationTextObject.writeConten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ntationTextObject.endPresentationTex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